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style:text-properties style:font-name="Times New Roman" fo:font-size="12pt" style:font-size-asian="12pt" style:font-name-complex="Times New Roman1"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4" style:family="paragraph" style:parent-style-name="Standard" style:master-page-name="Standard">
      <style:paragraph-properties fo:line-height="150%" fo:text-align="justify" style:justify-single-word="false" style:page-number="auto"/>
    </style:style>
    <style:style style:name="T1" style:family="text">
      <style:text-properties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USJ</text:span></text:p>
      <text:p text:style-name="P1"><text:span text:style-name="T1">ADS – 2ª FASE</text:span></text:p>
      <text:p text:style-name="P1"><text:span text:style-name="T1">Nome: Maria Eduarda Da Silva</text:span></text:p>
      <text:p text:style-name="P3"/>
      <text:p text:style-name="P1"><text:span text:style-name="T1">Resenha crítica do artigo “Banco de Dados Orientado a Objetos”, dos escritores Alan Carvalho Galante, Elvis Leonardo Rangel Moreira e Flávio Camilo Brandão.</text:span></text:p>
      <text:p text:style-name="P1"><text:span text:style-name="T1"><text:s text:c="3"/>Entrar no mundo de banco de dados orientado a objetos não é tão complicado quanto parece, pelo contrário, pode facilitar muito sua vida como programador OO. Além de serem seguros ao extremo e mais eficazes, os bancos de dados orientados a objetos são uma ferramenta que tem baixo custo. Vale lembrar que um modelo só é considerado OO se ele ter: encapsulamento, herança e polimorfismo, sem isso o modelo não seria orientado a objeto.</text:span></text:p>
      <text:p text:style-name="P1"><text:span text:style-name="T1"><text:s text:c="4"/>Atualmente as linguagens de programação orientada a objetos mais famosas são: Objective-C, C++, CLOS, Object Pascal, Java, Eiffel, Python, JavaScript, Ruby, C#. <text:s/>Essas linguagens fazem sucesso no mundo todo e tem grande relevância na vida de programadores. O SGBD é outro sistema muito importante para programadores nos dias atuais também, eles manipulam as informações de um banco de dados e são os grandes responsáveis pela manipulação dos mesmos, as características mais importantes dos SGBD’s são: controle de redundância, restrição a acesso não autorizado, garantia de armazenamentos persistentes, garantia de armazenamento de estruturas para o processamento eficiente de consultas, compartilhamento de dados, fornecimento de múltiplas interfaces, representação de relacionamento complexo entre dados, backup e restauração e restrições de integridade. Todas essas características fazem com que um SGBD seja um grande aliado dos programadores e por isso, você deve começar a usar essas ferramentas, que são verdadeiras obras primas. Existem diversos tipos de modelos de banco de dados que foram e são utilizados hoje em dia, o modelo mais antigo, que foi utilizado pela IBM é o famoso Modelo Hierárquico, que não é mais utilizado. O modelo em rede surgiu para substituir funções inexistentes no modelo hierárquico, a partir desse modelo é possível fazer relacionamentos. O modelo relacional (também antigo) “nasceu” com o objetivo de aumentar a independência dos dados nos sistemas gerenciados de banco de dados, porém esse modelo relacional também veio com </text:span><text:soft-page-break/><text:span text:style-name="T1">algumas restrições. Modelo Ralacional-OO, o mais novo modelo relacional já criado, ele é a junção do modelo relacional com o modelo OO e segue o padrão SQL 1999, algumas extensões fazem com que o modelo relacional (baseado em fundamentos matemáticos) caracterize os modelos relacionais-objeto. Uma grande característica do modelo OO é ocultar a informações tipos abstratos de dados, o que é complicado demais por esse modelo em prática, pois nem toda tabela enxerga a outra, dificultando a busca. Nesse quesito, o modelo relacional “vence”, pois facilita demais nas buscas de tabelas. Saiba de todos os bancos de dados disponíveis no mercado atualmente, tendo conhecimento deles, será mais fácil para você por em prática na sua área, são eles: CACHÊ, VERSANT, DB4Objects, O2, GEMSTONE, JASMINE, MATISSE, Objectivity/DB e Ozone. Após saber de toda essa variedade de bancos de dados, você pode pesquisar mais afundo e descobrir qual se aplica melhor para você. <text:s/>A ODL é uma linguagem que da suporte aos construtores semânticos do modelo de objetos ODMG e é independente de qualquer linguagem de programação. A OQL é a linguagem de consulta declarativa pela ODMG, que da suporte e tratamento aos objetos mais complexos, invocação de métodos, herança e polimorfismo, ou seja, é ótima para tratar de muitas especificações em algumas linguagens, ela contém uma sintaxe</text:span><text:bookmark text:name="_GoBack"/><text:span text:style-name="T1"> básica, que é uma estrutura select, from, where, parecida com a da SQL.</text:span></text:p>
      <text:p text:style-name="P1"><text:span text:style-name="T1"><text:s text:c="4"/>Após a análise dessa resenha crítica, podemos levar em consideração que é possível sim implementar um sistema de complexo usando um SGBD OO. Permitindo um maior desempenho no trabalho de programadores e reduz o tempo de trabalho, pois os mesmos não ficam muito tempo resolvendo problemas que um sistema pode resolver. As empresas que preferem não optar pela mudança do modelo relacional, estão perdendo dinheiro e tempo, por mais que pareça arriscado, os banco de dados orientado a objetos são a mais nova tecnologia para BD, segura e eficaz.</text:span></text:p>
      <text:p text:style-name="P3"/>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UARIO</meta:initial-creator>
    <dc:creator>USUARIO</dc:creator>
    <meta:editing-cycles>4</meta:editing-cycles>
    <meta:creation-date>2020-11-18T18:10:00</meta:creation-date>
    <dc:date>2020-11-18T19:31:00</dc:date>
    <meta:editing-duration>PT1H21M</meta:editing-duration>
    <meta:generator>LibreOffice/6.4.6.2$Linux_X86_64 LibreOffice_project/40$Build-2</meta:generator>
    <meta:document-statistic meta:table-count="0" meta:image-count="0" meta:object-count="0" meta:page-count="2" meta:paragraph-count="7" meta:word-count="656" meta:character-count="4182" meta:non-whitespace-character-count="35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